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 style:data-style-name="N10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f</text:p>
          </table:table-cell>
          <table:table-cell table:style-name="Default" office:value-type="string" calcext:value-type="string">
            <text:p>Qpv</text:p>
          </table:table-cell>
          <table:table-cell table:style-name="Default" office:value-type="string" calcext:value-type="string">
            <text:p>Qpvq</text:p>
          </table:table-cell>
          <table:table-cell table:style-name="Default" office:value-type="string" calcext:value-type="string">
            <text:p>dQpv</text:p>
          </table:table-cell>
          <table:table-cell table:style-name="Default" office:value-type="string" calcext:value-type="string">
            <text:p>WD</text:p>
          </table:table-cell>
          <table:table-cell table:style-name="Default" office:value-type="string" calcext:value-type="string">
            <text:p>dWd</text:p>
          </table:table-cell>
          <table:table-cell table:style-name="Default" office:value-type="string" calcext:value-type="string">
            <text:p>Qel</text:p>
          </table:table-cell>
          <table:table-cell table:style-name="Default" office:value-type="string" calcext:value-type="string">
            <text:p>dQel</text:p>
          </table:table-cell>
          <table:table-cell office:value-type="string" calcext:value-type="string">
            <text:p>etath</text:p>
          </table:table-cell>
          <table:table-cell table:style-name="Default" office:value-type="string" calcext:value-type="string">
            <text:p>detath</text:p>
          </table:table-cell>
          <table:table-cell table:style-name="Default" office:value-type="string" calcext:value-type="string">
            <text:p>ethathq</text:p>
          </table:table-cell>
          <table:table-cell table:style-name="Default" office:value-type="string" calcext:value-type="string">
            <text:p>detathq</text:p>
          </table:table-cell>
          <table:table-cell office:value-type="string" calcext:value-type="string">
            <text:p>etaeff</text:p>
          </table:table-cell>
          <table:table-cell table:style-name="Default" office:value-type="string" calcext:value-type="string">
            <text:p>detaeff</text:p>
          </table:table-cell>
          <table:table-cell table:style-name="Default" office:value-type="string" calcext:value-type="string">
            <text:p>etaeffq</text:p>
          </table:table-cell>
          <table:table-cell table:style-name="Default" office:value-type="string" calcext:value-type="string">
            <text:p>detaeffq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02" calcext:value-type="float">
            <text:p>0,02</text:p>
          </table:table-cell>
          <table:table-cell office:value-type="float" office:value="217.5" calcext:value-type="float">
            <text:p>217,5</text:p>
          </table:table-cell>
          <table:table-cell office:value-type="float" office:value="1.5" calcext:value-type="float">
            <text:p>1,5</text:p>
          </table:table-cell>
          <table:table-cell office:value-type="float" office:value="1.3601" calcext:value-type="float">
            <text:p>1,36010</text:p>
          </table:table-cell>
          <table:table-cell table:formula="of:=SUM([.E$2:.E$4])/3" office:value-type="float" office:value="1.4163" calcext:value-type="float">
            <text:p>1,41630</text:p>
          </table:table-cell>
          <table:table-cell table:formula="of:=SQRT((([.F2]-[.E$2])^2+([.F2]-[.E$3])^2+([.F2]-[.E$4])^2)/6)" office:value-type="float" office:value="0.0293721302144283" calcext:value-type="float">
            <text:p>0,02937</text:p>
          </table:table-cell>
          <table:table-cell table:formula="of:=2*PI()*0.25*[.A2]" office:value-type="float" office:value="1.31946891450771" calcext:value-type="float">
            <text:p>1,31947</text:p>
          </table:table-cell>
          <table:table-cell table:formula="of:=2*PI()*0.25*[.B2]" office:value-type="float" office:value="0.0314159265358979" calcext:value-type="float">
            <text:p>0,03142</text:p>
          </table:table-cell>
          <table:table-cell table:formula="of:=157.9/[.C2]" office:value-type="float" office:value="0.725977011494253" calcext:value-type="float">
            <text:p>0,72598</text:p>
          </table:table-cell>
          <table:table-cell table:formula="of:=[.J2]*SQRT((3.01/157.9)^2+([.D2]/[.C2])^2)" office:value-type="float" office:value="0.0147169145365401" calcext:value-type="float">
            <text:p>0,01472</text:p>
          </table:table-cell>
          <table:table-cell table:formula="of:=[.E2]/[.J2]" office:value-type="float" office:value="1.87347530082331" calcext:value-type="float">
            <text:p>1,8734753008</text:p>
          </table:table-cell>
          <table:table-cell table:formula="of:=[.L2]*SQRT(([.G2]/[.E2])^2+([.K2]/[.J2])^2)" office:value-type="float" office:value="0.0554914837861669" calcext:value-type="float">
            <text:p>0,05549</text:p>
          </table:table-cell>
          <table:table-cell table:formula="of:=SUM([.L$2:.L$4])/3" office:value-type="float" office:value="1.98172400253325" calcext:value-type="float">
            <text:p>1,98172</text:p>
          </table:table-cell>
          <table:table-cell table:formula="of:=SUM([.M$2:.M$4])/3" office:value-type="float" office:value="0.0574134939867562" calcext:value-type="float">
            <text:p>0,05741</text:p>
          </table:table-cell>
          <table:table-cell table:formula="of:=[.H2]/[.J2]" office:value-type="float" office:value="1.8175078461395" calcext:value-type="float">
            <text:p>1,8175078461</text:p>
          </table:table-cell>
          <table:table-cell table:formula="of:=[.P2]*SQRT(([.I2]/[.H2])^2+([.K2]/[.J2])^2)" office:value-type="float" office:value="0.0568343247898968" calcext:value-type="float">
            <text:p>0,05683</text:p>
          </table:table-cell>
          <table:table-cell table:formula="of:=SUM([.P$2:.P$4])/3" office:value-type="float" office:value="1.84536237251712" calcext:value-type="float">
            <text:p>1,84536</text:p>
          </table:table-cell>
          <table:table-cell table:formula="of:=SUM([.Q$2:.Q$4])/3" office:value-type="float" office:value="0.0576639611437054" calcext:value-type="float">
            <text:p>0,0576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02" calcext:value-type="float">
            <text:p>0,02</text:p>
          </table:table-cell>
          <table:table-cell office:value-type="float" office:value="217" calcext:value-type="float">
            <text:p>217</text:p>
          </table:table-cell>
          <table:table-cell office:value-type="float" office:value="1.5" calcext:value-type="float">
            <text:p>1,5</text:p>
          </table:table-cell>
          <table:table-cell office:value-type="float" office:value="1.42959" calcext:value-type="float">
            <text:p>1,42959</text:p>
          </table:table-cell>
          <table:table-cell table:formula="of:=SUM([.E$2:.E$4])/3" office:value-type="float" office:value="1.4163" calcext:value-type="float">
            <text:p>1,41630</text:p>
          </table:table-cell>
          <table:table-cell table:formula="of:=SQRT((([.F3]-[.E$2])^2+([.F3]-[.E$3])^2+([.F3]-[.E$4])^2)/6)" office:value-type="float" office:value="0.0293721302144283" calcext:value-type="float">
            <text:p>0,02937</text:p>
          </table:table-cell>
          <table:table-cell table:formula="of:=2*PI()*0.25*[.A3]" office:value-type="float" office:value="1.31946891450771" calcext:value-type="float">
            <text:p>1,31947</text:p>
          </table:table-cell>
          <table:table-cell table:formula="of:=2*PI()*0.25*[.B3]" office:value-type="float" office:value="0.0314159265358979" calcext:value-type="float">
            <text:p>0,03142</text:p>
          </table:table-cell>
          <table:table-cell table:formula="of:=157.9/[.C3]" office:value-type="float" office:value="0.727649769585254" calcext:value-type="float">
            <text:p>0,72765</text:p>
          </table:table-cell>
          <table:table-cell table:formula="of:=[.J3]*SQRT((3.01/157.9)^2+([.D3]/[.C3])^2)" office:value-type="float" office:value="0.0147547621980447" calcext:value-type="float">
            <text:p>0,01475</text:p>
          </table:table-cell>
          <table:table-cell table:formula="of:=[.E3]/[.J3]" office:value-type="float" office:value="1.96466770107663" calcext:value-type="float">
            <text:p>1,9646677011</text:p>
          </table:table-cell>
          <table:table-cell table:formula="of:=[.L3]*SQRT(([.G3]/[.E3])^2+([.K3]/[.J3])^2)" office:value-type="float" office:value="0.0567139347296691" calcext:value-type="float">
            <text:p>0,05671</text:p>
          </table:table-cell>
          <table:table-cell table:formula="of:=SUM([.L$2:.L$4])/3" office:value-type="float" office:value="1.98172400253325" calcext:value-type="float">
            <text:p>1,98172</text:p>
          </table:table-cell>
          <table:table-cell table:formula="of:=SUM([.M$2:.M$4])/3" office:value-type="float" office:value="0.0574134939867562" calcext:value-type="float">
            <text:p>0,05741</text:p>
          </table:table-cell>
          <table:table-cell table:formula="of:=[.H3]/[.J3]" office:value-type="float" office:value="1.81332966718286" calcext:value-type="float">
            <text:p>1,8133296672</text:p>
          </table:table-cell>
          <table:table-cell table:formula="of:=[.P3]*SQRT(([.I3]/[.H3])^2+([.K3]/[.J3])^2)" office:value-type="float" office:value="0.0567100331498619" calcext:value-type="float">
            <text:p>0,05671</text:p>
          </table:table-cell>
          <table:table-cell table:formula="of:=SUM([.P$2:.P$4])/3" office:value-type="float" office:value="1.84536237251712" calcext:value-type="float">
            <text:p>1,84536</text:p>
          </table:table-cell>
          <table:table-cell table:formula="of:=SUM([.Q$2:.Q$4])/3" office:value-type="float" office:value="0.0576639611437054" calcext:value-type="float">
            <text:p>0,0576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02" calcext:value-type="float">
            <text:p>0,02</text:p>
          </table:table-cell>
          <table:table-cell office:value-type="float" office:value="228" calcext:value-type="float">
            <text:p>228</text:p>
          </table:table-cell>
          <table:table-cell office:value-type="float" office:value="1.5" calcext:value-type="float">
            <text:p>1,5</text:p>
          </table:table-cell>
          <table:table-cell office:value-type="float" office:value="1.45921" calcext:value-type="float">
            <text:p>1,45921</text:p>
          </table:table-cell>
          <table:table-cell table:formula="of:=SUM([.E$2:.E$4])/3" office:value-type="float" office:value="1.4163" calcext:value-type="float">
            <text:p>1,41630</text:p>
          </table:table-cell>
          <table:table-cell table:formula="of:=SQRT((([.F4]-[.E$2])^2+([.F4]-[.E$3])^2+([.F4]-[.E$4])^2)/6)" office:value-type="float" office:value="0.0293721302144283" calcext:value-type="float">
            <text:p>0,02937</text:p>
          </table:table-cell>
          <table:table-cell table:formula="of:=2*PI()*0.25*[.A4]" office:value-type="float" office:value="1.31946891450771" calcext:value-type="float">
            <text:p>1,31947</text:p>
          </table:table-cell>
          <table:table-cell table:formula="of:=2*PI()*0.25*[.B4]" office:value-type="float" office:value="0.0314159265358979" calcext:value-type="float">
            <text:p>0,03142</text:p>
          </table:table-cell>
          <table:table-cell table:formula="of:=157.9/[.C4]" office:value-type="float" office:value="0.692543859649123" calcext:value-type="float">
            <text:p>0,69254</text:p>
          </table:table-cell>
          <table:table-cell table:formula="of:=[.J4]*SQRT((3.01/157.9)^2+([.D4]/[.C4])^2)" office:value-type="float" office:value="0.0139658642701911" calcext:value-type="float">
            <text:p>0,01397</text:p>
          </table:table-cell>
          <table:table-cell table:formula="of:=[.E4]/[.J4]" office:value-type="float" office:value="2.10702900569981" calcext:value-type="float">
            <text:p>2,1070290057</text:p>
          </table:table-cell>
          <table:table-cell table:formula="of:=[.L4]*SQRT(([.G4]/[.E4])^2+([.K4]/[.J4])^2)" office:value-type="float" office:value="0.0600350634444325" calcext:value-type="float">
            <text:p>0,06004</text:p>
          </table:table-cell>
          <table:table-cell table:formula="of:=SUM([.L$2:.L$4])/3" office:value-type="float" office:value="1.98172400253325" calcext:value-type="float">
            <text:p>1,98172</text:p>
          </table:table-cell>
          <table:table-cell table:formula="of:=SUM([.M$2:.M$4])/3" office:value-type="float" office:value="0.0574134939867562" calcext:value-type="float">
            <text:p>0,05741</text:p>
          </table:table-cell>
          <table:table-cell table:formula="of:=[.H4]/[.J4]" office:value-type="float" office:value="1.905249604229" calcext:value-type="float">
            <text:p>1,9052496042</text:p>
          </table:table-cell>
          <table:table-cell table:formula="of:=[.P4]*SQRT(([.I4]/[.H4])^2+([.K4]/[.J4])^2)" office:value-type="float" office:value="0.0594475254913574" calcext:value-type="float">
            <text:p>0,05945</text:p>
          </table:table-cell>
          <table:table-cell table:formula="of:=SUM([.P$2:.P$4])/3" office:value-type="float" office:value="1.84536237251712" calcext:value-type="float">
            <text:p>1,84536</text:p>
          </table:table-cell>
          <table:table-cell table:formula="of:=SUM([.Q$2:.Q$4])/3" office:value-type="float" office:value="0.0576639611437054" calcext:value-type="float">
            <text:p>0,05766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02" calcext:value-type="float">
            <text:p>0,02</text:p>
          </table:table-cell>
          <table:table-cell office:value-type="float" office:value="263.3" calcext:value-type="float">
            <text:p>263,3</text:p>
          </table:table-cell>
          <table:table-cell office:value-type="float" office:value="1.5" calcext:value-type="float">
            <text:p>1,5</text:p>
          </table:table-cell>
          <table:table-cell office:value-type="float" office:value="2.46478" calcext:value-type="float">
            <text:p>2,46478</text:p>
          </table:table-cell>
          <table:table-cell table:formula="of:=SUM([.E$5:.E$7])/3" office:value-type="float" office:value="1.87231333333333" calcext:value-type="float">
            <text:p>1,87231</text:p>
          </table:table-cell>
          <table:table-cell table:formula="of:=SQRT((([.F5]-[.E$5])^2+([.F5]-[.E$6])^2+([.F5]-[.E$7])^2)/6)" office:value-type="float" office:value="0.324788128802626" calcext:value-type="float">
            <text:p>0,32479</text:p>
          </table:table-cell>
          <table:table-cell table:formula="of:=2*PI()*0.25*[.A5]" office:value-type="float" office:value="0.973893722612836" calcext:value-type="float">
            <text:p>0,97389</text:p>
          </table:table-cell>
          <table:table-cell table:formula="of:=2*PI()*0.25*[.B5]" office:value-type="float" office:value="0.0314159265358979" calcext:value-type="float">
            <text:p>0,03142</text:p>
          </table:table-cell>
          <table:table-cell table:formula="of:=157.9/[.C5]" office:value-type="float" office:value="0.599696164071401" calcext:value-type="float">
            <text:p>0,59970</text:p>
          </table:table-cell>
          <table:table-cell table:formula="of:=[.J5]*SQRT((3.01/157.9)^2+([.D5]/[.C5])^2)" office:value-type="float" office:value="0.0119314128346642" calcext:value-type="float">
            <text:p>0,01193</text:p>
          </table:table-cell>
          <table:table-cell table:formula="of:=[.E5]/[.J5]" office:value-type="float" office:value="4.11004796706776" calcext:value-type="float">
            <text:p>4,1100479671</text:p>
          </table:table-cell>
          <table:table-cell table:formula="of:=[.L5]*SQRT(([.G5]/[.E5])^2+([.K5]/[.J5])^2)" office:value-type="float" office:value="0.547726298713539" calcext:value-type="float">
            <text:p>0,54773</text:p>
          </table:table-cell>
          <table:table-cell table:formula="of:=SUM([.L$5:.L$7])/3" office:value-type="float" office:value="3.06378862149039" calcext:value-type="float">
            <text:p>3,06379</text:p>
          </table:table-cell>
          <table:table-cell table:formula="of:=SUM([.M$5:.M$7])/3" office:value-type="float" office:value="0.532004297298621" calcext:value-type="float">
            <text:p>0,53200</text:p>
          </table:table-cell>
          <table:table-cell table:formula="of:=[.H5]/[.J5]" office:value-type="float" office:value="1.62397857608588" calcext:value-type="float">
            <text:p>1,6239785761</text:p>
          </table:table-cell>
          <table:table-cell table:formula="of:=[.P5]*SQRT(([.I5]/[.H5])^2+([.K5]/[.J5])^2)" office:value-type="float" office:value="0.0615490904858335" calcext:value-type="float">
            <text:p>0,06155</text:p>
          </table:table-cell>
          <table:table-cell table:formula="of:=SUM([.P$5:.P$7])/3" office:value-type="float" office:value="1.58409354712516" calcext:value-type="float">
            <text:p>1,58409</text:p>
          </table:table-cell>
          <table:table-cell table:formula="of:=SUM([.Q$5:.Q$7])/3" office:value-type="float" office:value="0.0600725319381256" calcext:value-type="float">
            <text:p>0,06007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02" calcext:value-type="float">
            <text:p>0,02</text:p>
          </table:table-cell>
          <table:table-cell office:value-type="float" office:value="260" calcext:value-type="float">
            <text:p>260</text:p>
          </table:table-cell>
          <table:table-cell office:value-type="float" office:value="1.5" calcext:value-type="float">
            <text:p>1,5</text:p>
          </table:table-cell>
          <table:table-cell office:value-type="float" office:value="1.80673" calcext:value-type="float">
            <text:p>1,80673</text:p>
          </table:table-cell>
          <table:table-cell table:formula="of:=SUM([.E$5:.E$7])/3" office:value-type="float" office:value="1.87231333333333" calcext:value-type="float">
            <text:p>1,87231</text:p>
          </table:table-cell>
          <table:table-cell table:formula="of:=SQRT((([.F6]-[.E$5])^2+([.F6]-[.E$6])^2+([.F6]-[.E$7])^2)/6)" office:value-type="float" office:value="0.324788128802626" calcext:value-type="float">
            <text:p>0,32479</text:p>
          </table:table-cell>
          <table:table-cell table:formula="of:=2*PI()*0.25*[.A6]" office:value-type="float" office:value="0.973893722612836" calcext:value-type="float">
            <text:p>0,97389</text:p>
          </table:table-cell>
          <table:table-cell table:formula="of:=2*PI()*0.25*[.B6]" office:value-type="float" office:value="0.0314159265358979" calcext:value-type="float">
            <text:p>0,03142</text:p>
          </table:table-cell>
          <table:table-cell table:formula="of:=157.9/[.C6]" office:value-type="float" office:value="0.607307692307692" calcext:value-type="float">
            <text:p>0,60731</text:p>
          </table:table-cell>
          <table:table-cell table:formula="of:=[.J6]*SQRT((3.01/157.9)^2+([.D6]/[.C6])^2)" office:value-type="float" office:value="0.012095497062123" calcext:value-type="float">
            <text:p>0,01210</text:p>
          </table:table-cell>
          <table:table-cell table:formula="of:=[.E6]/[.J6]" office:value-type="float" office:value="2.97498290056998" calcext:value-type="float">
            <text:p>2,9749829006</text:p>
          </table:table-cell>
          <table:table-cell table:formula="of:=[.L6]*SQRT(([.G6]/[.E6])^2+([.K6]/[.J6])^2)" office:value-type="float" office:value="0.5380722415814" calcext:value-type="float">
            <text:p>0,53807</text:p>
          </table:table-cell>
          <table:table-cell table:formula="of:=SUM([.L$5:.L$7])/3" office:value-type="float" office:value="3.06378862149039" calcext:value-type="float">
            <text:p>3,06379</text:p>
          </table:table-cell>
          <table:table-cell table:formula="of:=SUM([.M$5:.M$7])/3" office:value-type="float" office:value="0.532004297298621" calcext:value-type="float">
            <text:p>0,53200</text:p>
          </table:table-cell>
          <table:table-cell table:formula="of:=[.H6]/[.J6]" office:value-type="float" office:value="1.60362487573995" calcext:value-type="float">
            <text:p>1,6036248757</text:p>
          </table:table-cell>
          <table:table-cell table:formula="of:=[.P6]*SQRT(([.I6]/[.H6])^2+([.K6]/[.J6])^2)" office:value-type="float" office:value="0.0607952189474003" calcext:value-type="float">
            <text:p>0,06080</text:p>
          </table:table-cell>
          <table:table-cell table:formula="of:=SUM([.P$5:.P$7])/3" office:value-type="float" office:value="1.58409354712516" calcext:value-type="float">
            <text:p>1,58409</text:p>
          </table:table-cell>
          <table:table-cell table:formula="of:=SUM([.Q$5:.Q$7])/3" office:value-type="float" office:value="0.0600725319381256" calcext:value-type="float">
            <text:p>0,06007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02" calcext:value-type="float">
            <text:p>0,02</text:p>
          </table:table-cell>
          <table:table-cell office:value-type="float" office:value="247.2" calcext:value-type="float">
            <text:p>247,2</text:p>
          </table:table-cell>
          <table:table-cell office:value-type="float" office:value="1.5" calcext:value-type="float">
            <text:p>1,5</text:p>
          </table:table-cell>
          <table:table-cell office:value-type="float" office:value="1.34543" calcext:value-type="float">
            <text:p>1,34543</text:p>
          </table:table-cell>
          <table:table-cell table:formula="of:=SUM([.E$5:.E$7])/3" office:value-type="float" office:value="1.87231333333333" calcext:value-type="float">
            <text:p>1,87231</text:p>
          </table:table-cell>
          <table:table-cell table:formula="of:=SQRT((([.F7]-[.E$5])^2+([.F7]-[.E$6])^2+([.F7]-[.E$7])^2)/6)" office:value-type="float" office:value="0.324788128802626" calcext:value-type="float">
            <text:p>0,32479</text:p>
          </table:table-cell>
          <table:table-cell table:formula="of:=2*PI()*0.25*[.A7]" office:value-type="float" office:value="0.973893722612836" calcext:value-type="float">
            <text:p>0,97389</text:p>
          </table:table-cell>
          <table:table-cell table:formula="of:=2*PI()*0.25*[.B7]" office:value-type="float" office:value="0.0314159265358979" calcext:value-type="float">
            <text:p>0,03142</text:p>
          </table:table-cell>
          <table:table-cell table:formula="of:=157.9/[.C7]" office:value-type="float" office:value="0.638754045307443" calcext:value-type="float">
            <text:p>0,63875</text:p>
          </table:table-cell>
          <table:table-cell table:formula="of:=[.J7]*SQRT((3.01/157.9)^2+([.D7]/[.C7])^2)" office:value-type="float" office:value="0.012778379713724" calcext:value-type="float">
            <text:p>0,01278</text:p>
          </table:table-cell>
          <table:table-cell table:formula="of:=[.E7]/[.J7]" office:value-type="float" office:value="2.10633499683344" calcext:value-type="float">
            <text:p>2,1063349968</text:p>
          </table:table-cell>
          <table:table-cell table:formula="of:=[.L7]*SQRT(([.G7]/[.E7])^2+([.K7]/[.J7])^2)" office:value-type="float" office:value="0.510214351600924" calcext:value-type="float">
            <text:p>0,51021</text:p>
          </table:table-cell>
          <table:table-cell table:formula="of:=SUM([.L$5:.L$7])/3" office:value-type="float" office:value="3.06378862149039" calcext:value-type="float">
            <text:p>3,06379</text:p>
          </table:table-cell>
          <table:table-cell table:formula="of:=SUM([.M$5:.M$7])/3" office:value-type="float" office:value="0.532004297298621" calcext:value-type="float">
            <text:p>0,53200</text:p>
          </table:table-cell>
          <table:table-cell table:formula="of:=[.H7]/[.J7]" office:value-type="float" office:value="1.52467718954967" calcext:value-type="float">
            <text:p>1,5246771895</text:p>
          </table:table-cell>
          <table:table-cell table:formula="of:=[.P7]*SQRT(([.I7]/[.H7])^2+([.K7]/[.J7])^2)" office:value-type="float" office:value="0.0578732863811431" calcext:value-type="float">
            <text:p>0,05787</text:p>
          </table:table-cell>
          <table:table-cell table:formula="of:=SUM([.P$5:.P$7])/3" office:value-type="float" office:value="1.58409354712516" calcext:value-type="float">
            <text:p>1,58409</text:p>
          </table:table-cell>
          <table:table-cell table:formula="of:=SUM([.Q$5:.Q$7])/3" office:value-type="float" office:value="0.0600725319381256" calcext:value-type="float">
            <text:p>0,06007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2" calcext:value-type="float">
            <text:p>0,02</text:p>
          </table:table-cell>
          <table:table-cell office:value-type="float" office:value="290.4" calcext:value-type="float">
            <text:p>290,4</text:p>
          </table:table-cell>
          <table:table-cell office:value-type="float" office:value="1.5" calcext:value-type="float">
            <text:p>1,5</text:p>
          </table:table-cell>
          <table:table-cell office:value-type="float" office:value="1.25451" calcext:value-type="float">
            <text:p>1,25451</text:p>
          </table:table-cell>
          <table:table-cell table:formula="of:=SUM([.E$8:.E$10])/3" office:value-type="float" office:value="1.37074" calcext:value-type="float">
            <text:p>1,37074</text:p>
          </table:table-cell>
          <table:table-cell table:formula="of:=SQRT((([.F8]-[.E$8])^2+([.F8]-[.E$9])^2+([.F8]-[.E$10])^2)/6)" office:value-type="float" office:value="0.0712357487501886" calcext:value-type="float">
            <text:p>0,07124</text:p>
          </table:table-cell>
          <table:table-cell table:formula="of:=2*PI()*0.25*[.A8]" office:value-type="float" office:value="0.628318530717959" calcext:value-type="float">
            <text:p>0,62832</text:p>
          </table:table-cell>
          <table:table-cell table:formula="of:=2*PI()*0.25*[.B8]" office:value-type="float" office:value="0.0314159265358979" calcext:value-type="float">
            <text:p>0,03142</text:p>
          </table:table-cell>
          <table:table-cell table:formula="of:=157.9/[.C8]" office:value-type="float" office:value="0.543732782369146" calcext:value-type="float">
            <text:p>0,54373</text:p>
          </table:table-cell>
          <table:table-cell table:formula="of:=[.J8]*SQRT((3.01/157.9)^2+([.D8]/[.C8])^2)" office:value-type="float" office:value="0.0107387797804927" calcext:value-type="float">
            <text:p>0,01074</text:p>
          </table:table-cell>
          <table:table-cell table:formula="of:=[.E8]/[.J8]" office:value-type="float" office:value="2.30721788473718" calcext:value-type="float">
            <text:p>2,3072178847</text:p>
          </table:table-cell>
          <table:table-cell table:formula="of:=[.L8]*SQRT(([.G8]/[.E8])^2+([.K8]/[.J8])^2)" office:value-type="float" office:value="0.138710773915741" calcext:value-type="float">
            <text:p>0,13871</text:p>
          </table:table-cell>
          <table:table-cell table:formula="of:=SUM([.L$8:.L$10])/3" office:value-type="float" office:value="2.55147607979734" calcext:value-type="float">
            <text:p>2,55148</text:p>
          </table:table-cell>
          <table:table-cell table:formula="of:=SUM([.M$8:.M$10])/3" office:value-type="float" office:value="0.141801048468529" calcext:value-type="float">
            <text:p>0,14180</text:p>
          </table:table-cell>
          <table:table-cell table:formula="of:=[.H8]/[.J8]" office:value-type="float" office:value="1.15556492286571" calcext:value-type="float">
            <text:p>1,1555649229</text:p>
          </table:table-cell>
          <table:table-cell table:formula="of:=[.P8]*SQRT(([.I8]/[.H8])^2+([.K8]/[.J8])^2)" office:value-type="float" office:value="0.0621224078757028" calcext:value-type="float">
            <text:p>0,06212</text:p>
          </table:table-cell>
          <table:table-cell table:formula="of:=SUM([.P$8:.P$10])/3" office:value-type="float" office:value="1.16882898304552" calcext:value-type="float">
            <text:p>1,16883</text:p>
          </table:table-cell>
          <table:table-cell table:formula="of:=SUM([.Q$8:.Q$10])/3" office:value-type="float" office:value="0.0628289499705108" calcext:value-type="float">
            <text:p>0,0628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2" calcext:value-type="float">
            <text:p>0,02</text:p>
          </table:table-cell>
          <table:table-cell office:value-type="float" office:value="294.3" calcext:value-type="float">
            <text:p>294,3</text:p>
          </table:table-cell>
          <table:table-cell office:value-type="float" office:value="1.5" calcext:value-type="float">
            <text:p>1,5</text:p>
          </table:table-cell>
          <table:table-cell office:value-type="float" office:value="1.3575" calcext:value-type="float">
            <text:p>1,35750</text:p>
          </table:table-cell>
          <table:table-cell table:formula="of:=SUM([.E$8:.E$10])/3" office:value-type="float" office:value="1.37074" calcext:value-type="float">
            <text:p>1,37074</text:p>
          </table:table-cell>
          <table:table-cell table:formula="of:=SQRT((([.F9]-[.E$8])^2+([.F9]-[.E$9])^2+([.F9]-[.E$10])^2)/6)" office:value-type="float" office:value="0.0712357487501886" calcext:value-type="float">
            <text:p>0,07124</text:p>
          </table:table-cell>
          <table:table-cell table:formula="of:=2*PI()*0.25*[.A9]" office:value-type="float" office:value="0.628318530717959" calcext:value-type="float">
            <text:p>0,62832</text:p>
          </table:table-cell>
          <table:table-cell table:formula="of:=2*PI()*0.25*[.B9]" office:value-type="float" office:value="0.0314159265358979" calcext:value-type="float">
            <text:p>0,03142</text:p>
          </table:table-cell>
          <table:table-cell table:formula="of:=157.9/[.C9]" office:value-type="float" office:value="0.536527353041115" calcext:value-type="float">
            <text:p>0,53653</text:p>
          </table:table-cell>
          <table:table-cell table:formula="of:=[.J9]*SQRT((3.01/157.9)^2+([.D9]/[.C9])^2)" office:value-type="float" office:value="0.0105869263817798" calcext:value-type="float">
            <text:p>0,01059</text:p>
          </table:table-cell>
          <table:table-cell table:formula="of:=[.E9]/[.J9]" office:value-type="float" office:value="2.53015991133629" calcext:value-type="float">
            <text:p>2,5301599113</text:p>
          </table:table-cell>
          <table:table-cell table:formula="of:=[.L9]*SQRT(([.G9]/[.E9])^2+([.K9]/[.J9])^2)" office:value-type="float" office:value="0.141848406294474" calcext:value-type="float">
            <text:p>0,14185</text:p>
          </table:table-cell>
          <table:table-cell table:formula="of:=SUM([.L$8:.L$10])/3" office:value-type="float" office:value="2.55147607979734" calcext:value-type="float">
            <text:p>2,55148</text:p>
          </table:table-cell>
          <table:table-cell table:formula="of:=SUM([.M$8:.M$10])/3" office:value-type="float" office:value="0.141801048468529" calcext:value-type="float">
            <text:p>0,14180</text:p>
          </table:table-cell>
          <table:table-cell table:formula="of:=[.H9]/[.J9]" office:value-type="float" office:value="1.17108387327609" calcext:value-type="float">
            <text:p>1,1710838733</text:p>
          </table:table-cell>
          <table:table-cell table:formula="of:=[.P9]*SQRT(([.I9]/[.H9])^2+([.K9]/[.J9])^2)" office:value-type="float" office:value="0.0629490450811674" calcext:value-type="float">
            <text:p>0,06295</text:p>
          </table:table-cell>
          <table:table-cell table:formula="of:=SUM([.P$8:.P$10])/3" office:value-type="float" office:value="1.16882898304552" calcext:value-type="float">
            <text:p>1,16883</text:p>
          </table:table-cell>
          <table:table-cell table:formula="of:=SUM([.Q$8:.Q$10])/3" office:value-type="float" office:value="0.0628289499705108" calcext:value-type="float">
            <text:p>0,06283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02" calcext:value-type="float">
            <text:p>0,02</text:p>
          </table:table-cell>
          <table:table-cell office:value-type="float" office:value="296.5" calcext:value-type="float">
            <text:p>296,5</text:p>
          </table:table-cell>
          <table:table-cell office:value-type="float" office:value="1.5" calcext:value-type="float">
            <text:p>1,5</text:p>
          </table:table-cell>
          <table:table-cell office:value-type="float" office:value="1.50021" calcext:value-type="float">
            <text:p>1,50021</text:p>
          </table:table-cell>
          <table:table-cell table:formula="of:=SUM([.E$8:.E$10])/3" office:value-type="float" office:value="1.37074" calcext:value-type="float">
            <text:p>1,37074</text:p>
          </table:table-cell>
          <table:table-cell table:formula="of:=SQRT((([.F10]-[.E$8])^2+([.F10]-[.E$9])^2+([.F10]-[.E$10])^2)/6)" office:value-type="float" office:value="0.0712357487501886" calcext:value-type="float">
            <text:p>0,07124</text:p>
          </table:table-cell>
          <table:table-cell table:formula="of:=2*PI()*0.25*[.A10]" office:value-type="float" office:value="0.628318530717959" calcext:value-type="float">
            <text:p>0,62832</text:p>
          </table:table-cell>
          <table:table-cell table:formula="of:=2*PI()*0.25*[.B10]" office:value-type="float" office:value="0.0314159265358979" calcext:value-type="float">
            <text:p>0,03142</text:p>
          </table:table-cell>
          <table:table-cell table:formula="of:=157.9/[.C10]" office:value-type="float" office:value="0.532546374367622" calcext:value-type="float">
            <text:p>0,53255</text:p>
          </table:table-cell>
          <table:table-cell table:formula="of:=[.J10]*SQRT((3.01/157.9)^2+([.D10]/[.C10])^2)" office:value-type="float" office:value="0.0105031883718066" calcext:value-type="float">
            <text:p>0,01050</text:p>
          </table:table-cell>
          <table:table-cell table:formula="of:=[.E10]/[.J10]" office:value-type="float" office:value="2.81705044331856" calcext:value-type="float">
            <text:p>2,8170504433</text:p>
          </table:table-cell>
          <table:table-cell table:formula="of:=[.L10]*SQRT(([.G10]/[.E10])^2+([.K10]/[.J10])^2)" office:value-type="float" office:value="0.14484396519537" calcext:value-type="float">
            <text:p>0,14484</text:p>
          </table:table-cell>
          <table:table-cell table:formula="of:=SUM([.L$8:.L$10])/3" office:value-type="float" office:value="2.55147607979734" calcext:value-type="float">
            <text:p>2,55148</text:p>
          </table:table-cell>
          <table:table-cell table:formula="of:=SUM([.M$8:.M$10])/3" office:value-type="float" office:value="0.141801048468529" calcext:value-type="float">
            <text:p>0,14180</text:p>
          </table:table-cell>
          <table:table-cell table:formula="of:=[.H10]/[.J10]" office:value-type="float" office:value="1.17983815299477" calcext:value-type="float">
            <text:p>1,179838153</text:p>
          </table:table-cell>
          <table:table-cell table:formula="of:=[.P10]*SQRT(([.I10]/[.H10])^2+([.K10]/[.J10])^2)" office:value-type="float" office:value="0.0634153969546623" calcext:value-type="float">
            <text:p>0,06342</text:p>
          </table:table-cell>
          <table:table-cell table:formula="of:=SUM([.P$8:.P$10])/3" office:value-type="float" office:value="1.16882898304552" calcext:value-type="float">
            <text:p>1,16883</text:p>
          </table:table-cell>
          <table:table-cell table:formula="of:=SUM([.Q$8:.Q$10])/3" office:value-type="float" office:value="0.0628289499705108" calcext:value-type="float">
            <text:p>0,06283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330" calcext:value-type="float">
            <text:p>330</text:p>
          </table:table-cell>
          <table:table-cell office:value-type="float" office:value="1.5" calcext:value-type="float">
            <text:p>1,5</text:p>
          </table:table-cell>
          <table:table-cell office:value-type="float" office:value="1.20642" calcext:value-type="float">
            <text:p>1,20642</text:p>
          </table:table-cell>
          <table:table-cell table:formula="of:=SUM([.E$11:.E$13])/3" office:value-type="float" office:value="1.30838333333333" calcext:value-type="float">
            <text:p>1,30838</text:p>
          </table:table-cell>
          <table:table-cell table:formula="of:=SQRT((([.F11]-[.E$11])^2+([.F11]-[.E$12])^2+([.F11]-[.E$13])^2)/6)" office:value-type="float" office:value="0.0948057822310667" calcext:value-type="float">
            <text:p>0,09481</text:p>
          </table:table-cell>
          <table:table-cell table:formula="of:=2*PI()*0.25*[.A11]" office:value-type="float" office:value="0.314159265358979" calcext:value-type="float">
            <text:p>0,31416</text:p>
          </table:table-cell>
          <table:table-cell table:formula="of:=2*PI()*0.25*[.B11]" office:value-type="float" office:value="0.0314159265358979" calcext:value-type="float">
            <text:p>0,03142</text:p>
          </table:table-cell>
          <table:table-cell table:formula="of:=157.9/[.C11]" office:value-type="float" office:value="0.478484848484849" calcext:value-type="float">
            <text:p>0,47848</text:p>
          </table:table-cell>
          <table:table-cell table:formula="of:=[.J11]*SQRT((3.01/157.9)^2+([.D11]/[.C11])^2)" office:value-type="float" office:value="0.00937693105328781" calcext:value-type="float">
            <text:p>0,00938</text:p>
          </table:table-cell>
          <table:table-cell table:formula="of:=[.E11]/[.J11]" office:value-type="float" office:value="2.52133375554148" calcext:value-type="float">
            <text:p>2,5213337555</text:p>
          </table:table-cell>
          <table:table-cell table:formula="of:=[.L11]*SQRT(([.G11]/[.E11])^2+([.K11]/[.J11])^2)" office:value-type="float" office:value="0.204205532065186" calcext:value-type="float">
            <text:p>0,20421</text:p>
          </table:table-cell>
          <table:table-cell table:formula="of:=SUM([.L$11:.L$13])/3" office:value-type="float" office:value="2.72810614312856" calcext:value-type="float">
            <text:p>2,72811</text:p>
          </table:table-cell>
          <table:table-cell table:formula="of:=SUM([.M$11:.M$13])/3" office:value-type="float" office:value="0.204907057849418" calcext:value-type="float">
            <text:p>0,20491</text:p>
          </table:table-cell>
          <table:table-cell table:formula="of:=[.H11]/[.J11]" office:value-type="float" office:value="0.65657097890097" calcext:value-type="float">
            <text:p>0,6565709789</text:p>
          </table:table-cell>
          <table:table-cell table:formula="of:=[.P11]*SQRT(([.I11]/[.H11])^2+([.K11]/[.J11])^2)" office:value-type="float" office:value="0.0669059925542431" calcext:value-type="float">
            <text:p>0,06691</text:p>
          </table:table-cell>
          <table:table-cell table:formula="of:=SUM([.P$11:.P$13])/3" office:value-type="float" office:value="0.655244572882988" calcext:value-type="float">
            <text:p>0,65524</text:p>
          </table:table-cell>
          <table:table-cell table:formula="of:=SUM([.Q$11:.Q$13])/3" office:value-type="float" office:value="0.0667710986864898" calcext:value-type="float">
            <text:p>0,0667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330" calcext:value-type="float">
            <text:p>330</text:p>
          </table:table-cell>
          <table:table-cell office:value-type="float" office:value="1.5" calcext:value-type="float">
            <text:p>1,5</text:p>
          </table:table-cell>
          <table:table-cell office:value-type="float" office:value="1.22092" calcext:value-type="float">
            <text:p>1,22092</text:p>
          </table:table-cell>
          <table:table-cell table:formula="of:=SUM([.E$11:.E$13])/3" office:value-type="float" office:value="1.30838333333333" calcext:value-type="float">
            <text:p>1,30838</text:p>
          </table:table-cell>
          <table:table-cell table:formula="of:=SQRT((([.F12]-[.E$11])^2+([.F12]-[.E$12])^2+([.F12]-[.E$13])^2)/6)" office:value-type="float" office:value="0.0948057822310667" calcext:value-type="float">
            <text:p>0,09481</text:p>
          </table:table-cell>
          <table:table-cell table:formula="of:=2*PI()*0.25*[.A12]" office:value-type="float" office:value="0.314159265358979" calcext:value-type="float">
            <text:p>0,31416</text:p>
          </table:table-cell>
          <table:table-cell table:formula="of:=2*PI()*0.25*[.B12]" office:value-type="float" office:value="0.0314159265358979" calcext:value-type="float">
            <text:p>0,03142</text:p>
          </table:table-cell>
          <table:table-cell table:formula="of:=157.9/[.C12]" office:value-type="float" office:value="0.478484848484849" calcext:value-type="float">
            <text:p>0,47848</text:p>
          </table:table-cell>
          <table:table-cell table:formula="of:=[.J12]*SQRT((3.01/157.9)^2+([.D12]/[.C12])^2)" office:value-type="float" office:value="0.00937693105328781" calcext:value-type="float">
            <text:p>0,00938</text:p>
          </table:table-cell>
          <table:table-cell table:formula="of:=[.E12]/[.J12]" office:value-type="float" office:value="2.55163774540849" calcext:value-type="float">
            <text:p>2,5516377454</text:p>
          </table:table-cell>
          <table:table-cell table:formula="of:=[.L12]*SQRT(([.G12]/[.E12])^2+([.K12]/[.J12])^2)" office:value-type="float" office:value="0.204350041485963" calcext:value-type="float">
            <text:p>0,20435</text:p>
          </table:table-cell>
          <table:table-cell table:formula="of:=SUM([.L$11:.L$13])/3" office:value-type="float" office:value="2.72810614312856" calcext:value-type="float">
            <text:p>2,72811</text:p>
          </table:table-cell>
          <table:table-cell table:formula="of:=SUM([.M$11:.M$13])/3" office:value-type="float" office:value="0.204907057849418" calcext:value-type="float">
            <text:p>0,20491</text:p>
          </table:table-cell>
          <table:table-cell table:formula="of:=[.H12]/[.J12]" office:value-type="float" office:value="0.65657097890097" calcext:value-type="float">
            <text:p>0,6565709789</text:p>
          </table:table-cell>
          <table:table-cell table:formula="of:=[.P12]*SQRT(([.I12]/[.H12])^2+([.K12]/[.J12])^2)" office:value-type="float" office:value="0.0669059925542431" calcext:value-type="float">
            <text:p>0,06691</text:p>
          </table:table-cell>
          <table:table-cell table:formula="of:=SUM([.P$11:.P$13])/3" office:value-type="float" office:value="0.655244572882988" calcext:value-type="float">
            <text:p>0,65524</text:p>
          </table:table-cell>
          <table:table-cell table:formula="of:=SUM([.Q$11:.Q$13])/3" office:value-type="float" office:value="0.0667710986864898" calcext:value-type="float">
            <text:p>0,0667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328" calcext:value-type="float">
            <text:p>328</text:p>
          </table:table-cell>
          <table:table-cell office:value-type="float" office:value="1.5" calcext:value-type="float">
            <text:p>1,5</text:p>
          </table:table-cell>
          <table:table-cell office:value-type="float" office:value="1.49781" calcext:value-type="float">
            <text:p>1,49781</text:p>
          </table:table-cell>
          <table:table-cell table:formula="of:=SUM([.E$11:.E$13])/3" office:value-type="float" office:value="1.30838333333333" calcext:value-type="float">
            <text:p>1,30838</text:p>
          </table:table-cell>
          <table:table-cell table:formula="of:=SQRT((([.F13]-[.E$11])^2+([.F13]-[.E$12])^2+([.F13]-[.E$13])^2)/6)" office:value-type="float" office:value="0.0948057822310667" calcext:value-type="float">
            <text:p>0,09481</text:p>
          </table:table-cell>
          <table:table-cell table:formula="of:=2*PI()*0.25*[.A13]" office:value-type="float" office:value="0.314159265358979" calcext:value-type="float">
            <text:p>0,31416</text:p>
          </table:table-cell>
          <table:table-cell table:formula="of:=2*PI()*0.25*[.B13]" office:value-type="float" office:value="0.0314159265358979" calcext:value-type="float">
            <text:p>0,03142</text:p>
          </table:table-cell>
          <table:table-cell table:formula="of:=157.9/[.C13]" office:value-type="float" office:value="0.48140243902439" calcext:value-type="float">
            <text:p>0,48140</text:p>
          </table:table-cell>
          <table:table-cell table:formula="of:=[.J13]*SQRT((3.01/157.9)^2+([.D13]/[.C13])^2)" office:value-type="float" office:value="0.00943721114378038" calcext:value-type="float">
            <text:p>0,00944</text:p>
          </table:table-cell>
          <table:table-cell table:formula="of:=[.E13]/[.J13]" office:value-type="float" office:value="3.11134692843572" calcext:value-type="float">
            <text:p>3,1113469284</text:p>
          </table:table-cell>
          <table:table-cell table:formula="of:=[.L13]*SQRT(([.G13]/[.E13])^2+([.K13]/[.J13])^2)" office:value-type="float" office:value="0.206165599997103" calcext:value-type="float">
            <text:p>0,20617</text:p>
          </table:table-cell>
          <table:table-cell table:formula="of:=SUM([.L$11:.L$13])/3" office:value-type="float" office:value="2.72810614312856" calcext:value-type="float">
            <text:p>2,72811</text:p>
          </table:table-cell>
          <table:table-cell table:formula="of:=SUM([.M$11:.M$13])/3" office:value-type="float" office:value="0.204907057849418" calcext:value-type="float">
            <text:p>0,20491</text:p>
          </table:table-cell>
          <table:table-cell table:formula="of:=[.H13]/[.J13]" office:value-type="float" office:value="0.652591760847025" calcext:value-type="float">
            <text:p>0,6525917608</text:p>
          </table:table-cell>
          <table:table-cell table:formula="of:=[.P13]*SQRT(([.I13]/[.H13])^2+([.K13]/[.J13])^2)" office:value-type="float" office:value="0.0665013109509832" calcext:value-type="float">
            <text:p>0,06650</text:p>
          </table:table-cell>
          <table:table-cell table:formula="of:=SUM([.P$11:.P$13])/3" office:value-type="float" office:value="0.655244572882988" calcext:value-type="float">
            <text:p>0,65524</text:p>
          </table:table-cell>
          <table:table-cell table:formula="of:=SUM([.Q$11:.Q$13])/3" office:value-type="float" office:value="0.0667710986864898" calcext:value-type="float">
            <text:p>0,066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.00.0000</text:date>, <text:time style:data-style-name="N2" text:time-value="17:54:53.486263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4:13:20.457873405</meta:creation-date>
    <dc:date>2016-05-01T18:12:38.941860794</dc:date>
    <meta:editing-duration>PT16M11S</meta:editing-duration>
    <meta:editing-cycles>2</meta:editing-cycles>
    <meta:generator>LibreOffice/5.0.6.1$Linux_X86_64 LibreOffice_project/00$Build-1</meta:generator>
    <meta:document-statistic meta:table-count="1" meta:cell-count="247" meta:object-count="0"/>
  </office:meta>
</office:document-meta>
</file>